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e994" draw:textarea-horizontal-align="justify" draw:textarea-vertical-align="middle" draw:auto-grow-height="false" fo:min-height="11.18cm" fo:min-width="7.12cm" loext:decorative="false"/>
    </style:style>
    <style:style style:name="gr2" style:family="graphic" style:parent-style-name="standard">
      <style:graphic-properties draw:fill="solid" draw:fill-color="#afd095" draw:textarea-horizontal-align="justify" draw:textarea-vertical-align="middle" draw:auto-grow-height="false" fo:min-height="11.18cm" fo:min-width="7.1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85cm" loext:decorative="false"/>
      <style:paragraph-properties style:writing-mode="lr-tb"/>
    </style:style>
    <style:style style:name="gr4" style:family="graphic" style:parent-style-name="standard">
      <style:graphic-properties draw:fill="solid" draw:fill-color="#e16173" draw:textarea-horizontal-align="justify" draw:textarea-vertical-align="middle" draw:auto-grow-height="false" fo:min-height="1.497cm" fo:min-width="2.28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22cm" fo:min-width="4.204cm" fo:wrap-option="wrap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4.83cm" fo:min-width="6.803cm" loext:decorative="false"/>
    </style:style>
    <style:style style:name="gr7" style:family="graphic" style:parent-style-name="standard">
      <style:graphic-properties draw:fill="solid" draw:fill-color="#ffe994" draw:textarea-horizontal-align="justify" draw:textarea-vertical-align="middle" draw:auto-grow-height="false" fo:min-height="1.337cm" fo:min-width="5.85cm" loext:decorative="false"/>
      <style:paragraph-properties style:writing-mode="lr-tb"/>
    </style:style>
    <style:style style:name="gr8" style:family="graphic" style:parent-style-name="standard">
      <style:graphic-properties draw:fill="solid" draw:fill-color="#b7b3ca" draw:textarea-horizontal-align="justify" draw:textarea-vertical-align="middle" draw:auto-grow-height="false" fo:min-height="1.097cm" fo:min-width="4.215cm" loext:decorative="false"/>
      <style:paragraph-properties style:writing-mode="lr-tb"/>
    </style:style>
    <style:style style:name="gr9" style:family="graphic" style:parent-style-name="standard">
      <style:graphic-properties draw:fill="solid" draw:fill-color="#afd095" draw:textarea-horizontal-align="justify" draw:textarea-vertical-align="middle" draw:auto-grow-height="false" fo:min-height="1.655cm" fo:min-width="5.533cm" loext:decorative="false"/>
      <style:paragraph-properties style:writing-mode="lr-tb"/>
    </style:style>
    <style:style style:name="gr10" style:family="graphic" style:parent-style-name="standard">
      <style:graphic-properties draw:fill="solid" draw:fill-color="#e8f2a1" draw:textarea-horizontal-align="justify" draw:textarea-vertical-align="middle" draw:auto-grow-height="false" fo:min-height="1.655cm" fo:min-width="5.533cm" loext:decorative="false"/>
      <style:paragraph-properties style:writing-mode="lr-tb"/>
    </style:style>
    <style:style style:name="gr11" style:family="graphic" style:parent-style-name="standard">
      <style:graphic-properties draw:textarea-vertical-align="middle" loext:decorative="false"/>
    </style:style>
    <style:style style:name="P1" style:family="paragraph">
      <loext:graphic-properties draw:fill="solid" draw:fill-color="#ffe994"/>
      <style:paragraph-properties fo:text-align="center"/>
    </style:style>
    <style:style style:name="P2" style:family="paragraph">
      <loext:graphic-properties draw:fill="solid" draw:fill-color="#afd09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16173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b7b3ca"/>
      <style:paragraph-properties fo:text-align="center"/>
    </style:style>
    <style:style style:name="P8" style:family="paragraph">
      <loext:graphic-properties draw:fill="solid" draw:fill-color="#e8f2a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1.43cm" svg:x="1.635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11.43cm" svg:x="18.78cm" svg:y="2.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62cm" svg:height="0.962cm" svg:x="1.635cm" svg:y="2.27cm">
          <draw:text-box>
            <text:p text:style-name="P3">Data Creation Pipeline</text:p>
          </draw:text-box>
        </draw:frame>
        <draw:frame draw:style-name="gr3" draw:text-style-name="P4" draw:layer="layout" svg:width="7.62cm" svg:height="0.962cm" svg:x="18.78cm" svg:y="2.27cm">
          <draw:text-box>
            <text:p text:style-name="P3">Data Retrieval Pipeline</text:p>
          </draw:text-box>
        </draw:frame>
        <draw:custom-shape draw:style-name="gr4" draw:text-style-name="P5" draw:layer="layout" svg:width="5.563cm" svg:height="3.493cm" svg:x="11.582cm" svg:y="6.397cm">
          <text:p text:style-name="P3">Enc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layer="layout" svg:width="5.08cm" svg:height="1.588cm" svg:x="11.795cm" svg:y="2.587cm">
          <text:p text:style-name="P3">User Question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6" draw:text-style-name="P6" draw:layer="layout" svg:width="7.303cm" svg:height="5.08cm" svg:x="10.425cm" svg:y="11.4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1.587cm" svg:x="10.942cm" svg:y="14.653cm">
          <text:p text:style-name="P3">VectorStor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667cm" svg:height="1.905cm" svg:x="10.742cm" svg:y="11.795cm">
          <text:p text:style-name="P3">Similarity</text:p>
          <text:p text:style-name="P3">Retri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033cm" svg:height="1.905cm" svg:x="2.27cm" svg:y="3.857cm">
          <text:p text:style-name="P3">Data Prep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033cm" svg:height="1.905cm" svg:x="2.269cm" svg:y="6.715cm">
          <text:p text:style-name="P3">Parsing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033cm" svg:height="1.905cm" svg:x="2.27cm" svg:y="9.89cm">
          <text:p text:style-name="P3">Embedding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033cm" svg:height="1.905cm" svg:x="19.732cm" svg:y="5.127cm">
          <text:p text:style-name="P3">Context / Prompt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033cm" svg:height="1.905cm" svg:x="19.732cm" svg:y="9.255cm">
          <text:p text:style-name="P3">Query LLM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4.335cm" svg:y1="4.175cm" svg:x2="14.335cm" svg:y2="6.397cm">
          <text:p/>
        </draw:line>
        <draw:line draw:style-name="gr11" draw:text-style-name="P3" draw:layer="layout" svg:x1="5.127cm" svg:y1="11.795cm" svg:x2="10.842cm" svg:y2="15.287cm">
          <text:p/>
        </draw:line>
        <draw:line draw:style-name="gr11" draw:text-style-name="P3" draw:layer="layout" svg:x1="14.335cm" svg:y1="9.89cm" svg:x2="14.335cm" svg:y2="11.477cm">
          <text:p/>
        </draw:line>
        <draw:line draw:style-name="gr11" draw:text-style-name="P3" draw:layer="layout" svg:x1="14.335cm" svg:y1="14.652cm" svg:x2="14.335cm" svg:y2="13.7cm">
          <text:p/>
        </draw:line>
        <draw:line draw:style-name="gr11" draw:text-style-name="P3" draw:layer="layout" svg:x1="16.24cm" svg:y1="12.112cm" svg:x2="19.732cm" svg:y2="6.08cm">
          <text:p/>
        </draw:line>
        <draw:line draw:style-name="gr11" draw:text-style-name="P3" draw:layer="layout" svg:x1="22.607cm" svg:y1="9.255cm" svg:x2="22.607cm" svg:y2="7.03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15:07:38.820295769</meta:creation-date>
    <dc:date>2026-02-22T15:27:52.853439432</dc:date>
    <meta:editing-duration>PT9M30S</meta:editing-duration>
    <meta:editing-cycles>1</meta:editing-cycles>
    <meta:document-statistic meta:object-count="20"/>
    <meta:generator>LibreOffice/26.2.0.3$Linux_X86_64 LibreOffice_project/afbbd0df0edb6d40b450b0337ac646b0913a760c</meta:generator>
  </office:meta>
</office:document-meta>
</file>